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style="normal" fo:font-weight="bold" officeooo:rsid="0017127a" officeooo:paragraph-rsid="0017127a"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arial" fo:font-size="16pt" officeooo:rsid="0017127a" officeooo:paragraph-rsid="0017127a" style:font-size-asian="16pt" style:font-size-complex="16pt"/>
    </style:style>
    <style:style style:name="P3" style:family="paragraph" style:parent-style-name="Standard">
      <style:paragraph-properties fo:line-height="150%" fo:text-align="justify" style:justify-single-word="false"/>
      <style:text-properties style:font-name="arial" fo:font-size="12pt" fo:font-weight="normal" officeooo:rsid="0017127a" officeooo:paragraph-rsid="0017127a"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font-weight="normal" officeooo:rsid="0017127a" officeooo:paragraph-rsid="00343407"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 fo:font-size="12pt" fo:font-weight="normal" officeooo:rsid="0017127a" officeooo:paragraph-rsid="0017b66a"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arial" fo:font-size="12pt" fo:font-weight="normal" officeooo:rsid="001940f5" officeooo:paragraph-rsid="001940f5"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fo:font-weight="normal" officeooo:rsid="001bafc5" officeooo:paragraph-rsid="001bafc5"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font-weight="normal" officeooo:rsid="001bafc5" officeooo:paragraph-rsid="00227977"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fo:font-weight="normal" officeooo:rsid="001bafc5" officeooo:paragraph-rsid="0024d00b"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fo:font-weight="normal" officeooo:rsid="001bafc5" officeooo:paragraph-rsid="00260983"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fo:font-weight="normal" officeooo:rsid="001bafc5" officeooo:paragraph-rsid="002805cc"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font-weight="normal" officeooo:rsid="001bafc5" officeooo:paragraph-rsid="002bbc20"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fo:font-weight="normal" officeooo:rsid="002bbc20" officeooo:paragraph-rsid="002d04c8" style:font-size-asian="10.5pt" style:font-weight-asian="normal" style:font-size-complex="12pt" style:font-weight-complex="normal"/>
    </style:style>
    <style:style style:name="P14" style:family="paragraph" style:parent-style-name="Standard">
      <style:paragraph-properties fo:line-height="150%" fo:text-align="center" style:justify-single-word="false"/>
      <style:text-properties style:font-name="arial" fo:font-size="12pt" fo:font-weight="normal" officeooo:rsid="0017127a" officeooo:paragraph-rsid="0017127a"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fo:font-size="12pt" fo:font-weight="bold" officeooo:rsid="001940f5" officeooo:paragraph-rsid="001940f5"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1bafc5" officeooo:paragraph-rsid="001bafc5" style:font-size-asian="10.5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officeooo:rsid="001bafc5" officeooo:paragraph-rsid="00227977" style:font-size-asian="10.5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 fo:font-size="12pt" fo:font-weight="bold" officeooo:rsid="002bbc20" officeooo:paragraph-rsid="002bbc20" style:font-size-asian="10.5pt" style:font-weight-asian="bold" style:font-size-complex="12pt" style:font-weight-complex="bold"/>
    </style:style>
    <style:style style:name="P19" style:family="paragraph" style:parent-style-name="Standard">
      <style:paragraph-properties fo:line-height="150%" fo:text-align="justify" style:justify-single-word="false"/>
      <style:text-properties style:font-name="arial" fo:font-size="12pt" fo:font-weight="normal" officeooo:rsid="0017127a" officeooo:paragraph-rsid="00374c2a"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officeooo:paragraph-rsid="003cbfdf"/>
    </style:style>
    <style:style style:name="P21" style:family="paragraph" style:parent-style-name="Standard">
      <style:paragraph-properties fo:line-height="150%" fo:text-align="justify" style:justify-single-word="false"/>
      <style:text-properties style:font-name="arial" officeooo:paragraph-rsid="003cbfdf"/>
    </style:style>
    <style:style style:name="P22" style:family="paragraph" style:parent-style-name="Standard">
      <style:paragraph-properties fo:line-height="150%" fo:text-align="justify" style:justify-single-word="false"/>
      <style:text-properties style:font-name="arial" fo:font-weight="bold" officeooo:paragraph-rsid="003cbfdf" style:font-weight-asian="bold" style:font-weight-complex="bold"/>
    </style:style>
    <style:style style:name="T1" style:family="text">
      <style:text-properties officeooo:rsid="001940f5"/>
    </style:style>
    <style:style style:name="T2" style:family="text">
      <style:text-properties fo:font-style="italic" style:font-style-asian="italic" style:font-style-complex="italic"/>
    </style:style>
    <style:style style:name="T3" style:family="text">
      <style:text-properties fo:font-style="italic" officeooo:rsid="00260983" style:font-style-asian="italic" style:font-style-complex="italic"/>
    </style:style>
    <style:style style:name="T4" style:family="text">
      <style:text-properties fo:font-style="italic" officeooo:rsid="002f1530" style:font-style-asian="italic" style:font-style-complex="italic"/>
    </style:style>
    <style:style style:name="T5" style:family="text">
      <style:text-properties fo:font-style="italic" officeooo:rsid="00343407" style:font-style-asian="italic" style:font-style-complex="italic"/>
    </style:style>
    <style:style style:name="T6" style:family="text">
      <style:text-properties fo:font-style="italic" officeooo:rsid="002bbc20" style:font-style-asian="italic" style:font-style-complex="italic"/>
    </style:style>
    <style:style style:name="T7" style:family="text">
      <style:text-properties fo:font-style="italic" officeooo:rsid="003b13ac" style:font-style-asian="italic" style:font-style-complex="italic"/>
    </style:style>
    <style:style style:name="T8" style:family="text">
      <style:text-properties officeooo:rsid="0019feaf"/>
    </style:style>
    <style:style style:name="T9" style:family="text">
      <style:text-properties officeooo:rsid="0020723e"/>
    </style:style>
    <style:style style:name="T10" style:family="text">
      <style:text-properties officeooo:rsid="0020b405"/>
    </style:style>
    <style:style style:name="T11" style:family="text">
      <style:text-properties officeooo:rsid="00227977"/>
    </style:style>
    <style:style style:name="T12" style:family="text">
      <style:text-properties officeooo:rsid="00228d88"/>
    </style:style>
    <style:style style:name="T13" style:family="text">
      <style:text-properties officeooo:rsid="0024d00b"/>
    </style:style>
    <style:style style:name="T14" style:family="text">
      <style:text-properties fo:font-style="normal" style:font-style-asian="normal" style:font-style-complex="normal"/>
    </style:style>
    <style:style style:name="T15" style:family="text">
      <style:text-properties fo:font-style="normal" officeooo:rsid="0024d00b" style:font-style-asian="normal" style:font-style-complex="normal"/>
    </style:style>
    <style:style style:name="T16" style:family="text">
      <style:text-properties fo:font-style="normal" officeooo:rsid="00260983" style:font-style-asian="normal" style:font-style-complex="normal"/>
    </style:style>
    <style:style style:name="T17" style:family="text">
      <style:text-properties fo:font-style="normal" officeooo:rsid="00309aba" style:font-style-asian="normal" style:font-style-complex="normal"/>
    </style:style>
    <style:style style:name="T18" style:family="text">
      <style:text-properties fo:font-style="normal" officeooo:rsid="00323473" style:font-style-asian="normal" style:font-style-complex="normal"/>
    </style:style>
    <style:style style:name="T19" style:family="text">
      <style:text-properties fo:font-style="normal" officeooo:rsid="00343407" style:font-style-asian="normal" style:font-style-complex="normal"/>
    </style:style>
    <style:style style:name="T20" style:family="text">
      <style:text-properties fo:font-style="normal" officeooo:rsid="003b13ac" style:font-style-asian="normal" style:font-style-complex="normal"/>
    </style:style>
    <style:style style:name="T21" style:family="text">
      <style:text-properties officeooo:rsid="00260983"/>
    </style:style>
    <style:style style:name="T22" style:family="text">
      <style:text-properties officeooo:rsid="002805cc"/>
    </style:style>
    <style:style style:name="T23" style:family="text">
      <style:text-properties officeooo:rsid="002948b1"/>
    </style:style>
    <style:style style:name="T24" style:family="text">
      <style:text-properties officeooo:rsid="002cad18"/>
    </style:style>
    <style:style style:name="T25" style:family="text">
      <style:text-properties officeooo:rsid="002d04c8"/>
    </style:style>
    <style:style style:name="T26" style:family="text">
      <style:text-properties officeooo:rsid="002f1530"/>
    </style:style>
    <style:style style:name="T27" style:family="text">
      <style:text-properties style:font-name="arial" fo:font-size="12pt" fo:font-style="normal" fo:font-weight="normal" officeooo:rsid="003b13ac" style:font-size-asian="10.5pt" style:font-style-asian="normal" style:font-weight-asian="normal" style:font-size-complex="12pt" style:font-style-complex="normal" style:font-weight-complex="normal"/>
    </style:style>
    <style:style style:name="T28" style:family="text">
      <style:text-properties style:font-name="arial" fo:font-size="12pt" fo:font-style="normal" fo:font-weight="normal" officeooo:rsid="003cbfdf" style:font-size-asian="10.5pt" style:font-style-asian="normal" style:font-weight-asian="normal" style:font-size-complex="12pt" style:font-style-complex="normal" style:font-weight-complex="normal"/>
    </style:style>
    <style:style style:name="T29" style:family="text">
      <style:text-properties style:font-name="arial" fo:font-size="12pt" fo:font-style="normal" fo:font-weight="normal" officeooo:rsid="003a495c" style:font-size-asian="10.5pt" style:font-style-asian="normal" style:font-weight-asian="normal" style:font-size-complex="12pt" style:font-style-complex="normal" style:font-weight-complex="normal"/>
    </style:style>
    <style:style style:name="T30" style:family="text">
      <style:text-properties officeooo:rsid="002bbc20"/>
    </style:style>
    <style:style style:name="T31" style:family="text">
      <style:text-properties officeooo:rsid="003a495c"/>
    </style:style>
    <style:style style:name="T32" style:family="text">
      <style:text-properties officeooo:rsid="003b13ac"/>
    </style:style>
    <style:style style:name="T33" style:family="text">
      <style:text-properties officeooo:rsid="003e0f00"/>
    </style:style>
    <style:style style:name="T34" style:family="text">
      <style:text-properties style:text-underline-style="solid" style:text-underline-width="auto" style:text-underline-color="font-color" officeooo:rsid="003e0f00"/>
    </style:style>
    <style:style style:name="T35" style:family="text">
      <style:text-properties style:text-underline-style="none" officeooo:rsid="003e0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ção Das Etapas De Compilação De Uma Linguagem De Programação</text:p>
      <text:p text:style-name="P2"/>
      <text:p text:style-name="P5">Alexsandro <text:span text:style-name="T1">Meurer </text:span>Schneider</text:p>
      <text:p text:style-name="P5">Ismael Bortoluzzi</text:p>
      <text:p text:style-name="P5"/>
      <text:p text:style-name="P14">Curso de Ciências da Computação – Universidade Federal da Fronteira Sul (UFFS)</text:p>
      <text:p text:style-name="P14">Chapecó-SC, Brasil</text:p>
      <text:p text:style-name="P3"/>
      <text:p text:style-name="P3"/>
      <text:p text:style-name="P15">Resumo:</text:p>
      <text:p text:style-name="P15"/>
      <text:p text:style-name="P6"><text:tab/>Compilação de de uma linguagem de programação qualquer se da através da tradução de um arquivo de texto contendo código fonte válido da linguagem em um arquivo de código intermediário, comumente chamado de <text:span text:style-name="T2">bytecode</text:span> ou em um arquivo executável em linguagem de máquina. Esse processo é dividido em várias etapas, como análise léxica, análise sintática, análise semântica, geração de código intermediário, <text:s/>otimização de código, geração de código objeto e geração de código de máquina. O processo de compilação é fundamental para o desenvolvimento de software e <text:span text:style-name="T8">é</text:span> aplicado <text:span text:style-name="T8">e</text:span>m <text:span text:style-name="T8">todas as</text:span> linguagens de programaçã<text:span text:style-name="T8">o, algumas gerando apenas o código intermediário, outras o código de máquina.</text:span></text:p>
      <text:p text:style-name="P6"/>
      <text:p text:style-name="P16">Introdução:</text:p>
      <text:p text:style-name="P7"/>
      <text:p text:style-name="P7"><text:tab/>Compiladores são programas que traduzem códigos fonte escritos em</text:p>
      <text:p text:style-name="P7">linguagem de programação para código executável em linguagem de máquina. Eles</text:p>
      <text:p text:style-name="P7">são essenciais para o desenvolvimento de softwares, pois permitem que os</text:p>
      <text:p text:style-name="P7">programadores escrevam em linguagem de alto nível, mais próxima da linguagem</text:p>
      <text:p text:style-name="P7">humana, e depois traduzam esses códigos para a linguagem de máquina que o</text:p>
      <text:p text:style-name="P7">computador entende ou para um código intermediário capaz de ser interpretado por um interpretador.</text:p>
      <text:p text:style-name="P7"><text:tab/>O objetivo deste trabalho é projetar e implementar as etapas de compilação</text:p>
      <text:p text:style-name="P8">para uma linguagem de programação hipotética <text:span text:style-name="T10">interpretada</text:span>, que será definida <text:span text:style-name="T9">por um conjunto de regras e produções apresentada na sessão Desenvolvimento</text:span>. Isso envolverá <text:soft-page-break/>a <text:span text:style-name="T12">geração do autômato finito da gramática,</text:span> criação de um analisador léxico, um analisador sintático, um analisador semântic<text:span text:style-name="T12">o,</text:span> um gerador de código <text:span text:style-name="T11">intermediário e sua otimização</text:span>, que juntos irão traduzir o código fonte em código <text:span text:style-name="T11">intermediário passível de ser interpretado por um interpretador.</text:span></text:p>
      <text:p text:style-name="P8"/>
      <text:p text:style-name="P17">Referencial teórico básico:</text:p>
      <text:p text:style-name="P8"/>
      <text:p text:style-name="P8"><text:tab/>Um compilador é um programa responsável por transformar o código-fonte de uma linguagem de programação em um código executável em uma plataforma específica <text:span text:style-name="T13">ou em um código intermediário capaz de ser interpretado por um software interpretador</text:span>. Ele é responsável por realizar uma série de etapas, que incluem análise léxica, análise sintática, análise semântica, geração de código intermediário e otimização de código.</text:p>
      <text:p text:style-name="P9"><text:tab/>A análise léxica é a primeira etapa de um compilador e é responsável por transformar o código-fonte em uma sequência de <text:span text:style-name="T2">tokens, </text:span><text:span text:style-name="T15">armazenados numa estrutura chamada “fita de saída” e colocar as variáveis na tabela de símbolos</text:span>. Os <text:span text:style-name="T2">tokens</text:span> são unidades básicas da linguagem de programação, como palavras-chave, identificadores, operadores e símbolos especiais. </text:p>
      <text:p text:style-name="P10"><text:tab/>A análise sintática é responsável por verificar se a sequência de <text:span text:style-name="T2">tokens</text:span> está de acordo com a gramática da linguagem de programação. <text:span text:style-name="T21">Ou seja, se conjunto de </text:span><text:span text:style-name="T3">tokens</text:span><text:span text:style-name="T21"> que o </text:span><text:span text:style-name="T3">lexer</text:span><text:span text:style-name="T21"> colocou na </text:span><text:span text:style-name="T15">fita de saída </text:span><text:span text:style-name="T16">geram uma cadeia válida no alfabeto da linguagem formal da l</text:span><text:span text:style-name="T14">inguagem de programação.</text:span></text:p>
      <text:p text:style-name="P11"><text:tab/>A análise semântica é responsável por verificar se o programa está correto do ponto de vista semântico, ou seja, se as operações estão sendo realizadas de acordo com as regras da linguagem de programação. </text:p>
      <text:p text:style-name="P11"><text:tab/>A geração de código intermediário é a etapa em que é gerado um código que pode ser <text:span text:style-name="T22">interpretado</text:span> <text:span text:style-name="T22">por</text:span> uma máquina virtual, <text:span text:style-name="T22">comumente chamada de interpretador</text:span>.</text:p>
      <text:p text:style-name="P8"><text:tab/>A otimização de código é a etapa responsável por melhorar o código gerado, de forma a torná-lo mais eficiente e reduzir o tempo de execução do programa. <text:span text:style-name="T23">Este objetivo é atingido através da construção de um grafo acíclico dirigido e posterior aplicação de um algoritmo de otimização que reduz a quantidade de instruções de até três operandos necessária para executar o código.</text:span></text:p>
      <text:p text:style-name="P12"><text:tab/>Existem diversas técnicas e teoremas fundamentais utilizados no desenvolvimento de compiladores, como a gramática livre de contexto, o algoritmo LR, a árvore de análise sintática, entre outros. É importante entender esses conceitos para o desenvolvimento de um compilador eficiente e confiável.</text:p>
      <text:p text:style-name="P18"><text:soft-page-break/>Implementação:</text:p>
      <text:p text:style-name="P18"/>
      <text:p text:style-name="P13"><text:tab/>A função de análise léxica percorre as linhas do arquivo uma por uma, lendo cada caractere escrito, iniciando pela regra inicial e a variável que vai construindo o token da gramática, denominada <text:span text:style-name="T2">string</text:span>, vazia. </text:p>
      <text:p text:style-name="P13"><text:tab/>Caso lemos um operador e a <text:span text:style-name="T2">string</text:span> não está vazia, o último caractere não é um operador e a regra do caractere lido é um dos estados finais, adicionamos a regra na fita de saída. Porém<text:span text:style-name="T24"> se </text:span>o último caractere é um operador, adiciona <text:span text:style-name="T24">em</text:span> <text:span text:style-name="T2">string</text:span> o caracter<text:span text:style-name="T24">e </text:span>e continua<text:span text:style-name="T24">mos lendo a cadeia.</text:span></text:p>
      <text:p text:style-name="P3"><text:tab/><text:span text:style-name="T25">Caso lemos um separador (chave, ponto e vírgula, etc.) e o estado do caractere é um estado final, adicionamos na tabela de símbolos e na fita de saída.</text:span></text:p>
      <text:p text:style-name="P4"><text:tab/><text:span text:style-name="T26">No caso de lermos um espaçador (espaço, quebra de linha, etc.) apenas continuamos. Se não for um separador, operador e já existe algo na </text:span><text:span text:style-name="T4">string, </text:span><text:span text:style-name="T19">apenas o adicionamos na </text:span><text:span text:style-name="T5">string. </text:span><text:span text:style-name="T19">Senão</text:span><text:span text:style-name="T5"> </text:span><text:span text:style-name="T17">o adicionamos na tabela </text:span><text:span text:style-name="T18">de símbolos e fita de saída. </text:span></text:p>
      <text:p text:style-name="P19"><text:tab/> <text:span text:style-name="T30">A função de análise sintática consome a fita de saída enquanto o </text:span><text:span text:style-name="T6">token</text:span><text:span text:style-name="T30"> lido não for uma sinalização de final de arquivo, pega a transição na tabela LALR e vai fazer uma das quatro ações: </text:span><text:span text:style-name="T2">shift, reduce, goto, aceite</text:span>. <text:span text:style-name="T31">Se for shift, adicionamos no stack, se for reduce, já fazemos uma operação de tradução dirigida por sintaxe e removemos do stack o dobro do tamanho da produção, se for goto, apenas adicionamos no stack e vamos para a próxima produção e se for aceite, o código está sintaticamente correto.</text:span></text:p>
      <text:p text:style-name="P19"><text:tab/><text:span text:style-name="T32">A função de análise semântica irá varrer a tabela de símbolos procurando por produções </text:span><text:span text:style-name="T7">def </text:span><text:span text:style-name="T20">para anotar o nome da variável sendo definida e verificando se há chamadas a variáveis que ainda não foram definidas.</text:span></text:p>
      <text:p text:style-name="P20"><text:span text:style-name="T27"><text:tab/></text:span><text:span text:style-name="T28">A função de</text:span><text:span text:style-name="T29"> tradução dirigida por sintaxe </text:span><text:span text:style-name="T28">mencionada acima irá, de forma resumida, criar o código intermediário para operações matemáticas. Cada produção envolvendo reduções de códigos matemáticos gerará uma ação que anotará o código intermediário criado previamente e continuará com a anotação.</text:span></text:p>
      <text:p text:style-name="P20"><text:span text:style-name="T28"><text:tab/>Por fim, ainda temos a otimização do código intermediário gerado. </text:span></text:p>
      <text:p text:style-name="P20"><text:span text:style-name="T28"/></text:p>
      <text:p text:style-name="P22">Conclusão:</text:p>
      <text:p text:style-name="P21"/>
      <text:p text:style-name="P21"><text:tab/>Compiladores são ferramentas fundamentais no desenvolvimento de software, permitindo a conversão de código de <text:span text:style-name="T33">li</text:span>nguagens de alto nível para código <text:span text:style-name="T33">intermediário e </text:span>executável de máquina. O processo de compilação envolve diversas etapas, como análise léxica, sintática, semântica, otimização e geração de código, sendo cada uma delas <text:soft-page-break/>essencial para garantir a correta conversão do código fonte. Apesar de ser um processo complexo, existem técnicas e ferramentas disponíveis para tornar a construção de compiladores mais eficiente e eficaz, incluindo geradores de analisador sintático e linguagens específicas de domínio. Compreender os fundamentos dos compiladores e suas técnicas permite aos desenvolvedores criar software mais seguro e eficiente, melhorando a qualidade do código produzido. </text:p>
      <text:p text:style-name="P21"><text:tab/><text:span text:style-name="T33">Um ponto a ser melhorado neste curso para melhorar o processo de aprendizado seria acelerar o conteúdo inicial para termos mais tempo para fazer a parte de geração de código intermediário e otimização do </text:span><text:span text:style-name="T35">mes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30T08:28:52.937751619</meta:creation-date>
    <dc:date>2023-07-13T09:30:21.108190352</dc:date>
    <meta:editing-duration>PT2H17M10S</meta:editing-duration>
    <meta:editing-cycles>28</meta:editing-cycles>
    <meta:generator>LibreOffice/6.0.7.3$Linux_X86_64 LibreOffice_project/00m0$Build-3</meta:generator>
    <meta:document-statistic meta:table-count="0" meta:image-count="0" meta:object-count="0" meta:page-count="4" meta:paragraph-count="36" meta:word-count="1089" meta:character-count="7016" meta:non-whitespace-character-count="5934"/>
  </office:meta>
</office:document-meta>
</file>